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612 Mono" svg:font-family="'B612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5.75cm" fo:min-width="20.75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4cm" fo:min-width="4.1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41cm" fo:min-width="3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.75cm" fo:min-width="4.75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cm" fo:min-width="4.15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4.75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cm" fo:min-width="5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05cm" fo:min-width="4.5cm"/>
      <style:paragraph-properties style:writing-mode="lr-tb"/>
    </style:style>
    <style:style style:name="gr11" style:family="graphic" style:parent-style-name="objectwithoutfill">
      <style:graphic-properties svg:stroke-color="#000000" draw:marker-end="Linienspitzen_20_3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cm" fo:min-width="4.75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85cm" fo:min-width="4.25cm"/>
      <style:paragraph-properties style:writing-mode="lr-tb"/>
    </style:style>
    <style:style style:name="P1" style:family="paragraph">
      <style:text-properties style:font-name="B612 Mono" fo:font-size="32pt" style:font-size-asian="32pt" style:font-size-complex="32pt"/>
    </style:style>
    <style:style style:name="P2" style:family="paragraph">
      <loext:graphic-properties draw:fill="none" draw:fill-color="#ffffff"/>
      <style:text-properties style:font-name="B612 Mono" fo:font-size="32pt" style:font-size-asian="32pt" style:font-size-complex="32pt"/>
    </style:style>
    <style:style style:name="P3" style:family="paragraph">
      <style:paragraph-properties fo:text-align="start"/>
      <style:text-properties style:font-name="B612 Mono" fo:font-size="20pt" style:font-size-asian="20pt" style:font-size-complex="20pt"/>
    </style:style>
    <style:style style:name="P4" style:family="paragraph">
      <loext:graphic-properties draw:fill="solid" draw:fill-color="#ffffff"/>
      <style:paragraph-properties fo:text-align="start"/>
      <style:text-properties style:font-name="B612 Mono" fo:font-size="20pt" style:font-size-asian="20pt" style:font-size-complex="20pt"/>
    </style:style>
    <style:style style:name="P5" style:family="paragraph">
      <style:paragraph-properties fo:text-align="start"/>
      <style:text-properties style:font-name="B612 Mono" fo:font-size="16pt" style:font-size-asian="16pt" style:font-size-complex="16pt"/>
    </style:style>
    <style:style style:name="P6" style:family="paragraph">
      <loext:graphic-properties draw:fill="solid" draw:fill-color="#ffffff"/>
      <style:paragraph-properties fo:text-align="start"/>
      <style:text-properties style:font-name="B612 Mono" fo:font-size="16pt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B612 Mono" fo:font-size="12pt"/>
    </style:style>
    <style:style style:name="P8" style:family="paragraph">
      <style:paragraph-properties fo:text-align="start"/>
      <style:text-properties style:font-name="B612 Mono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start"/>
      <style:text-properties style:font-name="B612 Mono" fo:font-size="12pt" style:font-size-asian="12pt" style:font-size-complex="12pt"/>
    </style:style>
    <style:style style:name="P10" style:family="paragraph">
      <style:paragraph-properties fo:text-align="center"/>
      <style:text-properties style:font-name="B612 Mono" fo:font-size="12pt"/>
    </style:style>
    <style:style style:name="T1" style:family="text">
      <style:text-properties style:font-name="B612 Mono" fo:font-size="24pt" style:font-size-asian="24pt" style:font-size-complex="24pt"/>
    </style:style>
    <style:style style:name="T2" style:family="text">
      <style:text-properties style:font-name="B612 Mono" fo:font-size="12pt" style:font-size-asian="12pt" style:font-size-complex="12pt"/>
    </style:style>
    <style:style style:name="T3" style:family="text">
      <style:text-properties style:font-name="B612 Mono" fo:font-size="20pt" style:font-size-asian="20pt" style:font-size-complex="20pt"/>
    </style:style>
    <style:style style:name="T4" style:family="text">
      <style:text-properties style:font-name="B612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75cm" svg:height="2.314cm" svg:x="1cm" svg:y="1cm">
          <draw:text-box>
            <text:p text:style-name="P1"><text:span text:style-name="T1">tiny486</text:span></text:p>
            <text:p text:style-name="P1"><text:span text:style-name="T2">A new retro computer / i486 embedded devkit</text:span></text:p>
          </draw:text-box>
        </draw:frame>
        <draw:custom-shape draw:style-name="gr2" draw:text-style-name="P4" draw:layer="layout" svg:width="21.25cm" svg:height="16cm" svg:x="1.5cm" svg:y="3.5cm">
          <text:p text:style-name="P3"><text:span text:style-name="T3">Tiny486 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4.65cm" svg:height="2.65cm" svg:x="18.5cm" svg:y="16.5cm">
          <text:p text:style-name="P5"><text:span text:style-name="T4">HIDman</text:span></text:p>
          <text:p text:style-name="P5"><text:span text:style-name="T2">USB 1.1 → PS/2</text:span><text:span text:style-name="T2"><text:line-break/></text:span><text:span text:style-name="T2">Converter</text:span></text:p>
          <text:p text:style-name="P5"><text:span text:style-name="T2">- 2x USB-A 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3.5cm" svg:height="1.591cm" svg:x="24.75cm" svg:y="16cm">
          <text:p text:style-name="P5"><text:span text:style-name="T4">Keyboard</text:span></text:p>
          <text:p text:style-name="P5"><text:span text:style-name="T2">USB-A 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3.5cm" svg:height="1.591cm" svg:x="24.75cm" svg:y="17.909cm">
          <text:p text:style-name="P5"><text:span text:style-name="T4">Mouse</text:span></text:p>
          <text:p text:style-name="P5"><text:span text:style-name="T2">USB-A 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5.25cm" svg:height="5cm" svg:x="5.9cm" svg:y="8.1cm">
          <text:p text:style-name="P5"><text:span text:style-name="T4">SBC/SOM Module</text:span><text:span text:style-name="T4"><text:line-break/></text:span><text:span text:style-name="T4"><text:line-break/></text:span><text:span text:style-name="T4">PC/104-Plus</text:span><text:span text:style-name="T4"><text:line-break/></text:span><text:span text:style-name="T4"/></text:p>
          <text:p text:style-name="P5"><text:span text:style-name="T2">i.e. </text:span></text:p>
          <text:p text:style-name="P5"><text:span text:style-name="T2">Vortex86-based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7.15cm" svg:y1="14.025cm" svg:x2="18.5cm" svg:y2="15.025cm" draw:start-shape="id1" draw:start-glue-point="1" draw:end-shape="id2" draw:end-glue-point="3" svg:d="M17150 14025h675v1000h675" svg:viewBox="0 0 1351 1001">
          <text:p/>
        </draw:connector>
        <draw:connector draw:style-name="gr6" draw:text-style-name="P7" draw:layer="layout" svg:x1="24.75cm" svg:y1="16.795cm" svg:x2="23.15cm" svg:y2="17.825cm" draw:start-shape="id3" draw:start-glue-point="3" draw:end-shape="id4" draw:end-glue-point="1" svg:d="M24750 16795h-800v1030h-800" svg:viewBox="0 0 1601 1031">
          <text:p/>
        </draw:connector>
        <draw:connector draw:style-name="gr6" draw:text-style-name="P7" draw:layer="layout" svg:x1="24.75cm" svg:y1="18.704cm" svg:x2="23.15cm" svg:y2="17.825cm" draw:start-shape="id5" draw:start-glue-point="3" draw:end-shape="id4" svg:d="M24750 18704h-800v-879h-800" svg:viewBox="0 0 1601 880">
          <text:p/>
        </draw:connector>
        <draw:connector draw:style-name="gr6" draw:text-style-name="P7" draw:layer="layout" svg:x1="18.5cm" svg:y1="17.825cm" svg:x2="17.15cm" svg:y2="14.025cm" draw:start-shape="id4" draw:start-glue-point="3" draw:end-shape="id6" draw:end-glue-point="1" svg:d="M18500 17825h-675v-3800h-675" svg:viewBox="0 0 1351 3801">
          <text:p/>
        </draw:connector>
        <draw:custom-shape draw:style-name="gr3" draw:text-style-name="P6" xml:id="id2" draw:id="id2" draw:layer="layout" svg:width="4.65cm" svg:height="2.65cm" svg:x="18.5cm" svg:y="13.7cm">
          <text:p text:style-name="P5"><text:span text:style-name="T4">Le</text:span><text:span text:style-name="T4">ga</text:span><text:span text:style-name="T4">cy </text:span><text:span text:style-name="T4">I/</text:span><text:span text:style-name="T4">O</text:span></text:p>
          <text:p text:style-name="P5"><text:span text:style-name="T2">RS-</text:span><text:span text:style-name="T2">232</text:span></text:p>
          <text:p text:style-name="P5"><text:span text:style-name="T2">LPT</text:span></text:p>
          <text:p text:style-name="P5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7" draw:id="id7" draw:layer="layout" svg:width="4.65cm" svg:height="1.45cm" svg:x="18.5cm" svg:y="12.1cm">
          <text:p text:style-name="P5"><text:span text:style-name="T4">Et</text:span><text:span text:style-name="T4">he</text:span><text:span text:style-name="T4">rn</text:span><text:span text:style-name="T4">et</text:span></text:p>
          <text:p text:style-name="P5"><text:span text:style-name="T2">10/1</text:span><text:span text:style-name="T2">00Mb</text:span><text:span text:style-name="T2">it/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7.15cm" svg:y1="14.025cm" svg:x2="18.5cm" svg:y2="12.825cm" draw:start-shape="id1" draw:start-glue-point="1" draw:end-shape="id7" draw:end-glue-point="3" svg:d="M17150 14025h675v-1200h675" svg:viewBox="0 0 1351 1201">
          <text:p/>
        </draw:connector>
        <draw:custom-shape draw:style-name="gr8" draw:text-style-name="P6" xml:id="id1" draw:id="id1" draw:layer="layout" svg:width="5.25cm" svg:height="2.25cm" svg:x="11.9cm" svg:y="12.9cm">
          <text:p text:style-name="P5"><text:span text:style-name="T4">Onboard-I/O</text:span></text:p>
          <text:p text:style-name="P5"><text:span text:style-name="T2">Header Conne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8.525cm" svg:y1="13.1cm" svg:x2="11.9cm" svg:y2="14.025cm" draw:start-shape="id8" draw:start-glue-point="2" draw:end-shape="id1" draw:end-glue-point="3" svg:d="M8525 13100v925h3375" svg:viewBox="0 0 3376 926">
          <text:p/>
        </draw:connector>
        <draw:custom-shape draw:style-name="gr7" draw:text-style-name="P6" xml:id="id9" draw:id="id9" draw:layer="layout" svg:width="4.65cm" svg:height="1.45cm" svg:x="18.5cm" svg:y="10.5cm">
          <text:p text:style-name="P5"><text:span text:style-name="T4">USB</text:span></text:p>
          <text:p text:style-name="P5"><text:span text:style-name="T2">2x 2.0 USB-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7.15cm" svg:y1="14.025cm" svg:x2="18.5cm" svg:y2="11.225cm" draw:start-shape="id1" draw:start-glue-point="1" draw:end-shape="id9" draw:end-glue-point="3" svg:d="M17150 14025h675v-2800h675" svg:viewBox="0 0 1351 2801">
          <text:p/>
        </draw:connector>
        <draw:custom-shape draw:style-name="gr9" draw:text-style-name="P6" xml:id="id13" draw:id="id13" draw:layer="layout" svg:width="6cm" svg:height="0.95cm" svg:x="16.75cm" svg:y="3.8cm">
          <text:p text:style-name="P5"><text:span text:style-name="T4">PCI Slot </text:span><text:span text:style-name="T2">3,3 &amp; 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2" draw:id="id12" draw:layer="layout" svg:width="6cm" svg:height="0.95cm" svg:x="16.75cm" svg:y="5.2cm">
          <text:p text:style-name="P5"><text:span text:style-name="T4">ISA Slot </text:span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10" draw:id="id10" draw:layer="layout" svg:width="5cm" svg:height="2.3cm" svg:x="12.05cm" svg:y="6.55cm">
          <text:p text:style-name="P8"><text:span text:style-name="T2">PC/104-Plus</text:span><text:span text:style-name="T2"><text:line-break/></text:span><text:span text:style-name="T2">Modules</text:span></text:p>
          <text:p text:style-name="P8"><text:span text:style-name="T2"/></text:p>
          <text:p text:style-name="P8"><text:span text:style-name="T2">i.e. PicoGUS104+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1" draw:id="id11" draw:layer="layout" svg:width="4.65cm" svg:height="1.45cm" svg:x="18.5cm" svg:y="7cm">
          <text:p text:style-name="P5"><text:span text:style-name="T4">Audio + USB</text:span></text:p>
          <text:p text:style-name="P5"><text:span text:style-name="T2">Sound &amp; Game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11.15cm" svg:y1="10.6cm" svg:x2="14.55cm" svg:y2="8.85cm" draw:start-shape="id8" draw:start-glue-point="1" draw:end-shape="id10" draw:end-glue-point="2" svg:d="M11150 10600h3400v-1750" svg:viewBox="0 0 3401 1751">
          <text:p text:style-name="P10">PC/104-Plus</text:p>
          <text:p text:style-name="P10">(PCI+ISA)</text:p>
        </draw:connector>
        <draw:connector draw:style-name="gr6" draw:text-style-name="P7" draw:layer="layout" svg:x1="17.05cm" svg:y1="7.7cm" svg:x2="18.5cm" svg:y2="7.725cm" draw:start-shape="id10" draw:start-glue-point="1" draw:end-shape="id11" draw:end-glue-point="3" svg:d="M17050 7700h725v25h725" svg:viewBox="0 0 1451 26">
          <text:p/>
        </draw:connector>
        <draw:connector draw:style-name="gr11" draw:text-style-name="P7" draw:layer="layout" svg:x1="14.55cm" svg:y1="6.55cm" svg:x2="16.75cm" svg:y2="5.675cm" draw:start-shape="id10" draw:start-glue-point="0" draw:end-shape="id12" draw:end-glue-point="3" svg:d="M14550 6550v-875h2200" svg:viewBox="0 0 2201 876">
          <text:p text:style-name="P10">ISA</text:p>
          <text:p text:style-name="P10"/>
          <text:p text:style-name="P10"/>
          <text:p text:style-name="P10"/>
        </draw:connector>
        <draw:connector draw:style-name="gr11" draw:text-style-name="P7" draw:layer="layout" svg:x1="12.05cm" svg:y1="7.7cm" svg:x2="16.75cm" svg:y2="4.275cm" draw:start-shape="id10" draw:start-glue-point="3" draw:end-shape="id13" draw:end-glue-point="3" svg:d="M12050 7700h-501v-3425h5201" svg:viewBox="0 0 5202 3426">
          <text:p text:style-name="P10">PCI</text:p>
          <text:p text:style-name="P10"/>
          <text:p text:style-name="P10"/>
          <text:p text:style-name="P10"/>
          <text:p text:style-name="P10"/>
          <text:p text:style-name="P10"/>
        </draw:connector>
        <draw:connector draw:style-name="gr6" draw:text-style-name="P7" draw:layer="layout" svg:x1="14.525cm" svg:y1="15.15cm" svg:x2="14.525cm" svg:y2="16cm" draw:start-shape="id1" draw:start-glue-point="2" draw:end-shape="id14" draw:end-glue-point="0" svg:d="M14525 15150v850" svg:viewBox="0 0 1 851">
          <text:p/>
        </draw:connector>
        <draw:custom-shape draw:style-name="gr8" draw:text-style-name="P6" xml:id="id6" draw:id="id6" draw:layer="layout" svg:width="5.25cm" svg:height="2.25cm" svg:x="11.9cm" svg:y="12.9cm">
          <text:p text:style-name="P5"><text:span text:style-name="T4">O</text:span><text:span text:style-name="T4">n</text:span><text:span text:style-name="T4">b</text:span><text:span text:style-name="T4">o</text:span><text:span text:style-name="T4">a</text:span><text:span text:style-name="T4">r</text:span><text:span text:style-name="T4">d</text:span><text:span text:style-name="T4">-</text:span><text:span text:style-name="T4">I</text:span><text:span text:style-name="T4">/</text:span><text:span text:style-name="T4">O</text:span></text:p>
          <text:p text:style-name="P5"><text:span text:style-name="T2">H</text:span><text:span text:style-name="T2">e</text:span><text:span text:style-name="T2">a</text:span><text:span text:style-name="T2">d</text:span><text:span text:style-name="T2">e</text:span><text:span text:style-name="T2">r </text:span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14" draw:id="id14" draw:layer="layout" svg:width="5.25cm" svg:height="3.55cm" svg:x="11.9cm" svg:y="16cm">
          <text:p text:style-name="P5"><text:span text:style-name="T4">Storage</text:span></text:p>
          <text:p text:style-name="P5"><text:span text:style-name="T2"><text:line-break/></text:span><text:span text:style-name="T2">IDE → SATA Adaptor</text:span><text:span text:style-name="T2"><text:line-break/></text:span><text:span text:style-name="T2"><text:line-break/></text:span><text:span text:style-name="T2">2x S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15" draw:id="id15" draw:layer="layout" svg:width="4.75cm" svg:height="2.1cm" svg:x="7cm" svg:y="17.5cm">
          <text:p text:style-name="P5"><text:span text:style-name="T4">Internal </text:span><text:span text:style-name="T4">Headers</text:span><text:span text:style-name="T4"><text:line-break/></text:span><text:span text:style-name="T2">Front-Panel I/O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line-skew="-0.825cm" svg:x1="14.525cm" svg:y1="15.15cm" svg:x2="9.375cm" svg:y2="17.5cm" draw:start-shape="id6" draw:start-glue-point="2" draw:end-shape="id15" draw:end-glue-point="0" svg:d="M14525 15150v350h-5150v2000" svg:viewBox="0 0 5151 2351">
          <text:p/>
        </draw:connector>
        <draw:custom-shape draw:style-name="gr13" draw:text-style-name="P6" draw:layer="layout" svg:width="4.75cm" svg:height="2.1cm" svg:x="1.9cm" svg:y="17.5cm">
          <text:p text:style-name="P5"><text:span text:style-name="T4">Power Conn.</text:span><text:span text:style-name="T4"><text:line-break/></text:span><text:span text:style-name="T2">ATX / ATX12VO</text:span></text:p>
          <text:p text:style-name="P5"><text:span text:style-name="T2">5V DC / USB-P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612 Mono" svg:font-family="'B612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8T14:26:10.125670082</meta:creation-date>
    <dc:date>2025-06-28T19:26:10.708369451</dc:date>
    <meta:editing-duration>PT3H6M46S</meta:editing-duration>
    <meta:editing-cycles>3</meta:editing-cycles>
    <meta:generator>LibreOffice/7.3.7.2$Linux_X86_64 LibreOffice_project/30$Build-2</meta:generator>
    <meta:document-statistic meta:object-count="31"/>
  </office:meta>
</office:document-meta>
</file>